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line-height="150%" fo:text-align="justify" style:justify-single-word="false" fo:orphans="2" fo:widows="2" fo:text-indent="0in" style:auto-text-indent="false"/>
      <style:text-properties fo:font-variant="normal" fo:text-transform="none" fo:color="#000000" style:font-name="Liberation Serif" fo:font-size="16pt" fo:letter-spacing="normal" fo:font-style="normal" fo:font-weight="normal" officeooo:paragraph-rsid="0017a1d4" style:font-size-asian="16pt" style:font-weight-asian="normal" style:font-size-complex="16pt" style:font-weight-complex="normal"/>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1665in" loext:contextual-spacing="false" fo:line-height="150%" fo:text-align="justify" style:justify-single-word="false" fo:orphans="2" fo:widows="2" fo:text-indent="0in" style:auto-text-indent="false"/>
      <style:text-properties officeooo:paragraph-rsid="0017a1d4"/>
    </style:style>
    <style:style style:name="P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6" style:family="paragraph" style:parent-style-name="Heading_20_2">
      <style:paragraph-properties fo:margin-left="0in" fo:margin-right="0in" fo:margin-top="0.25in" fo:margin-bottom="0.1665in" loext:contextual-spacing="false" fo:line-height="150%" fo:orphans="2" fo:widows="2" fo:text-indent="0in" style:auto-text-indent="false" fo:padding-left="0in" fo:padding-right="0in" fo:padding-top="0in" fo:padding-bottom="0.0193in" fo:border-left="none" fo:border-right="none" fo:border-top="none" fo:border-bottom="0.06pt solid #eeeeee"/>
      <style:text-properties fo:color="#000000" fo:font-size="12pt" fo:font-weight="bold" officeooo:paragraph-rsid="0011b31c" style:font-size-asian="12pt" style:font-size-complex="12pt"/>
    </style:style>
    <style:style style:name="P7"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808080" style:font-name="Liberation Serif" fo:font-size="12pt" fo:letter-spacing="normal" fo:font-style="normal" fo:font-weight="bold" style:font-size-asian="12pt" style:font-size-complex="12pt"/>
    </style:style>
    <style:style style:name="P8"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9" style:family="paragraph" style:parent-style-name="Standard">
      <style:paragraph-properties fo:line-height="150%" fo:text-align="justify" style:justify-single-word="false"/>
      <style:text-properties fo:color="#000000" style:font-name="Liberation Serif" fo:font-size="12pt" fo:font-style="normal" fo:font-weight="normal" officeooo:rsid="001bee16" officeooo:paragraph-rsid="00160cd3"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start" style:justify-single-word="false"/>
      <style:text-properties fo:color="#000000" style:font-name="Liberation Serif" fo:font-size="16pt" fo:font-style="normal" fo:font-weight="normal" officeooo:rsid="001bee16" officeooo:paragraph-rsid="00102912" style:font-size-asian="16pt" style:font-style-asian="normal" style:font-weight-asian="normal" style:font-size-complex="16pt" style:font-style-complex="normal" style:font-weight-complex="normal"/>
    </style:style>
    <style:style style:name="P11" style:family="paragraph" style:parent-style-name="Standard">
      <style:paragraph-properties fo:line-height="150%" fo:text-align="justify" style:justify-single-word="false"/>
      <style:text-properties officeooo:paragraph-rsid="0017a1d4"/>
    </style:style>
    <style:style style:name="P12" style:family="paragraph" style:parent-style-name="Text_20_body">
      <style:paragraph-properties fo:margin-top="0in" fo:margin-bottom="0.1665in" loext:contextual-spacing="false" fo:orphans="2" fo:widows="2"/>
      <style:text-properties officeooo:paragraph-rsid="001d666d"/>
    </style:style>
    <style:style style:name="P13" style:family="paragraph" style:parent-style-name="Text_20_body">
      <style:paragraph-properties fo:margin-top="0in" fo:margin-bottom="0.1665in" loext:contextual-spacing="false" fo:orphans="2" fo:widows="2"/>
      <style:text-properties officeooo:paragraph-rsid="002095bd"/>
    </style:style>
    <style:style style:name="P14" style:family="paragraph" style:parent-style-name="Text_20_body">
      <style:paragraph-properties fo:margin-top="0in" fo:margin-bottom="0.1665in" loext:contextual-spacing="false" fo:orphans="2" fo:widows="2"/>
      <style:text-properties officeooo:paragraph-rsid="00270431"/>
    </style:style>
    <style:style style:name="P15" style:family="paragraph" style:parent-style-name="Standard">
      <style:paragraph-properties fo:margin-top="0in" fo:margin-bottom="0.1665in" loext:contextual-spacing="false" fo:line-height="150%" fo:text-align="justify" style:justify-single-word="false" fo:orphans="2" fo:widows="2"/>
      <style:text-properties fo:color="#000000" style:font-name="Liberation Serif" fo:font-size="12pt" fo:font-style="italic" fo:font-weight="normal" officeooo:paragraph-rsid="00270431"/>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justify" style:justify-single-word="false"/>
      <style:text-properties officeooo:paragraph-rsid="0017a1d4"/>
    </style:style>
    <style:style style:name="P18" style:family="paragraph" style:parent-style-name="Standard">
      <style:paragraph-properties fo:margin-top="0in" fo:margin-bottom="0in" loext:contextual-spacing="false" fo:line-height="150%" fo:text-align="justify" style:justify-single-word="false"/>
    </style:style>
    <style:style style:name="P19" style:family="paragraph" style:parent-style-name="Heading_20_1">
      <style:paragraph-properties fo:text-align="start" style:justify-single-word="false"/>
      <style:text-properties fo:font-variant="normal" fo:text-transform="none" fo:color="#000000" style:font-name="Liberation Serif" fo:font-size="24pt" fo:letter-spacing="normal" fo:font-style="normal" fo:font-weight="normal" officeooo:rsid="001523d4" officeooo:paragraph-rsid="001523d4" style:font-size-asian="24pt" style:font-style-asian="normal" style:font-weight-asian="normal" style:font-size-complex="24pt" style:font-style-complex="normal" style:font-weight-complex="normal"/>
    </style:style>
    <style:style style:name="P20"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000000" style:font-name="Liberation Serif" fo:font-size="22pt" fo:letter-spacing="normal" fo:font-style="normal" fo:font-weight="normal" style:font-size-asian="22pt" style:font-weight-asian="normal" style:font-size-complex="22pt" style:font-weight-complex="normal"/>
    </style:style>
    <style:style style:name="P21"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22"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officeooo:paragraph-rsid="002b4043" style:font-size-asian="12pt" style:font-size-complex="12pt"/>
    </style:style>
    <style:style style:name="P23" style:family="paragraph" style:parent-style-name="Heading_20_3">
      <style:paragraph-properties fo:margin-left="0in" fo:margin-right="0in" fo:margin-top="0.25in" fo:margin-bottom="0.1665in" loext:contextual-spacing="false" fo:line-height="125%" fo:orphans="2" fo:widows="2" fo:text-indent="0in" style:auto-text-indent="false"/>
    </style:style>
    <style:style style:name="P24" style:family="paragraph" style:parent-style-name="Text_20_body" style:list-style-name="L2">
      <style:paragraph-properties fo:margin-top="0in" fo:margin-bottom="0.1665in" loext:contextual-spacing="false" fo:orphans="2" fo:widows="2"/>
    </style:style>
    <style:style style:name="P25" style:family="paragraph" style:parent-style-name="Text_20_body" style:list-style-name="L3">
      <style:paragraph-properties fo:margin-top="0in" fo:margin-bottom="0.1665in" loext:contextual-spacing="false" fo:orphans="2" fo:widows="2"/>
    </style:style>
    <style:style style:name="P26" style:family="paragraph" style:parent-style-name="Text_20_body" style:list-style-name="L4">
      <style:paragraph-properties fo:margin-top="0in" fo:margin-bottom="0.1665in" loext:contextual-spacing="false" fo:orphans="2" fo:widows="2"/>
    </style:style>
    <style:style style:name="P27" style:family="paragraph" style:parent-style-name="Text_20_body" style:list-style-name="L5">
      <style:paragraph-properties fo:margin-top="0in" fo:margin-bottom="0.1665in" loext:contextual-spacing="false" fo:orphans="2" fo:widows="2"/>
    </style:style>
    <style:style style:name="P28" style:family="paragraph" style:parent-style-name="Text_20_body" style:list-style-name="L6">
      <style:paragraph-properties fo:margin-top="0in" fo:margin-bottom="0.1665in" loext:contextual-spacing="false" fo:orphans="2" fo:widows="2"/>
    </style:style>
    <style:style style:name="P29" style:family="paragraph" style:parent-style-name="Text_20_body" style:list-style-name="L7">
      <style:paragraph-properties fo:margin-top="0in" fo:margin-bottom="0.1665in" loext:contextual-spacing="false" fo:orphans="2" fo:widows="2"/>
    </style:style>
    <style:style style:name="P30" style:family="paragraph" style:parent-style-name="Text_20_body" style:list-style-name="L8">
      <style:paragraph-properties fo:margin-top="0in" fo:margin-bottom="0.1665in" loext:contextual-spacing="false" fo:orphans="2" fo:widows="2"/>
    </style:style>
    <style:style style:name="P31" style:family="paragraph" style:parent-style-name="Text_20_body" style:list-style-name="L9">
      <style:paragraph-properties fo:margin-top="0in" fo:margin-bottom="0.1665in" loext:contextual-spacing="false" fo:orphans="2" fo:widows="2"/>
    </style:style>
    <style:style style:name="P32" style:family="paragraph" style:parent-style-name="Text_20_body" style:list-style-name="L10">
      <style:paragraph-properties fo:margin-top="0in" fo:margin-bottom="0.1665in" loext:contextual-spacing="false" fo:orphans="2" fo:widows="2"/>
    </style:style>
    <style:style style:name="P33" style:family="paragraph" style:parent-style-name="Text_20_body" style:list-style-name="L11">
      <style:paragraph-properties fo:margin-top="0in" fo:margin-bottom="0.1665in" loext:contextual-spacing="false" fo:orphans="2" fo:widows="2"/>
    </style:style>
    <style:style style:name="P34" style:family="paragraph" style:parent-style-name="Text_20_body" style:list-style-name="L11">
      <style:paragraph-properties fo:margin-top="0in" fo:margin-bottom="0.1665in" loext:contextual-spacing="false" fo:orphans="2" fo:widows="2"/>
      <style:text-properties officeooo:paragraph-rsid="002095bd"/>
    </style:style>
    <style:style style:name="P35" style:family="paragraph" style:parent-style-name="Text_20_body">
      <style:paragraph-properties fo:margin-top="0in" fo:margin-bottom="0.1665in" loext:contextual-spacing="false" fo:line-height="150%" fo:text-align="justify" style:justify-single-word="false" fo:orphans="2" fo:widows="2"/>
      <style:text-properties officeooo:paragraph-rsid="0028da58"/>
    </style:style>
    <style:style style:name="P36"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02912"/>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size-complex="12pt"/>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16pt" fo:letter-spacing="normal" fo:font-style="normal" fo:font-weight="normal" officeooo:rsid="001d666d" style:font-size-asian="16pt" style:font-size-complex="16pt"/>
    </style:style>
    <style:style style:name="T4" style:family="text">
      <style:text-properties fo:font-variant="normal" fo:text-transform="none" fo:color="#333333" style:font-name="Liberation Serif" fo:font-size="16pt" fo:letter-spacing="normal" fo:font-style="normal" fo:font-weight="normal" officeooo:rsid="00102912" style:font-size-asian="16pt" style:font-size-complex="16pt"/>
    </style:style>
    <style:style style:name="T5"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6"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28e0a0"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32865a"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2ce57b"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341755"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2ebf65"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345c27"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2fdb74"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294ac9"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294ebe"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35f232"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0f6220"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17a1d4"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2bb07"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37"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38" style:family="text">
      <style:text-properties fo:font-variant="normal" fo:text-transform="none" style:font-name="Liberation Serif" fo:font-size="10pt" fo:letter-spacing="normal" fo:font-style="normal" fo:font-weight="normal" style:font-size-asian="10pt" style:font-size-complex="10pt"/>
    </style:style>
    <style:style style:name="T39" style:family="text">
      <style:text-properties fo:font-variant="normal" fo:text-transform="none" style:font-name="Liberation Serif" fo:font-size="22pt" fo:letter-spacing="normal" fo:font-style="normal" fo:font-weight="normal" style:font-size-asian="22pt" style:font-weight-asian="normal" style:font-size-complex="22pt" style:font-weight-complex="normal"/>
    </style:style>
    <style:style style:name="T40" style:family="text">
      <style:text-properties fo:font-variant="normal" fo:text-transform="none" style:font-name="Liberation Serif" fo:letter-spacing="normal" fo:font-style="normal" fo:font-weight="normal" officeooo:rsid="00075263"/>
    </style:style>
    <style:style style:name="T41" style:family="text">
      <style:text-properties fo:font-variant="normal" fo:text-transform="none" style:font-name="Liberation Serif" fo:letter-spacing="normal" fo:font-style="normal" fo:font-weight="normal" officeooo:rsid="002f6305"/>
    </style:style>
    <style:style style:name="T42" style:family="text">
      <style:text-properties fo:font-variant="normal" fo:text-transform="none" fo:color="#808080" style:font-name="Liberation Serif" fo:font-size="12pt" fo:letter-spacing="normal" fo:font-style="normal" fo:font-weight="normal" style:font-size-asian="12pt" style:font-size-complex="12pt"/>
    </style:style>
    <style:style style:name="T43" style:family="text">
      <style:text-properties fo:font-variant="normal" fo:text-transform="none" fo:color="#808080" style:font-name="Liberation Serif" fo:font-size="12pt" fo:letter-spacing="normal" fo:font-style="normal" fo:font-weight="bold" style:font-size-asian="12pt" style:font-size-complex="12pt"/>
    </style:style>
    <style:style style:name="T44" style:family="text">
      <style:text-properties officeooo:rsid="000cf225"/>
    </style:style>
    <style:style style:name="T45"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46"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47" style:family="text">
      <style:text-properties fo:color="#000000" style:font-name="Liberation Serif" fo:font-size="12pt" fo:font-style="normal" fo:font-weight="normal" officeooo:rsid="0028e0a0" style:font-size-asian="10.5pt" style:font-style-asian="normal" style:font-weight-asian="normal" style:font-size-complex="12pt" style:font-style-complex="normal" style:font-weight-complex="normal"/>
    </style:style>
    <style:style style:name="T48" style:family="text">
      <style:text-properties fo:color="#000000" style:font-name="Liberation Serif" fo:font-size="12pt" fo:font-style="normal" fo:font-weight="normal" officeooo:rsid="00294ac9" style:font-size-asian="10.5pt" style:font-style-asian="normal" style:font-weight-asian="normal" style:font-size-complex="12pt" style:font-style-complex="normal" style:font-weight-complex="normal"/>
    </style:style>
    <style:style style:name="T49" style:family="text">
      <style:text-properties fo:color="#000000" style:font-name="Liberation Serif" fo:font-size="12pt" fo:font-style="normal" fo:font-weight="normal" officeooo:rsid="00294ebe" style:font-size-asian="10.5pt" style:font-style-asian="normal" style:font-weight-asian="normal" style:font-size-complex="12pt" style:font-style-complex="normal" style:font-weight-complex="normal"/>
    </style:style>
    <style:style style:name="T50" style:family="text">
      <style:text-properties fo:color="#000000" fo:font-style="normal" fo:font-weight="normal" officeooo:rsid="0022bb07"/>
    </style:style>
    <style:style style:name="T51" style:family="text">
      <style:text-properties fo:color="#000000" fo:font-style="normal" fo:font-weight="normal" officeooo:rsid="00241f50"/>
    </style:style>
    <style:style style:name="T52" style:family="text">
      <style:text-properties fo:color="#000000" fo:font-style="normal" fo:font-weight="normal" officeooo:rsid="00270431"/>
    </style:style>
    <style:style style:name="T53" style:family="text">
      <style:text-properties fo:color="#000000" fo:font-style="normal" fo:font-weight="normal" officeooo:rsid="0031aa84"/>
    </style:style>
    <style:style style:name="T54" style:family="text">
      <style:text-properties fo:color="#000000" fo:font-style="normal" fo:font-weight="normal" officeooo:rsid="0031edd9"/>
    </style:style>
    <style:style style:name="T55" style:family="text">
      <style:text-properties fo:color="#000000" fo:font-style="normal" fo:font-weight="normal" officeooo:rsid="00335e09"/>
    </style:style>
    <style:style style:name="T56" style:family="text">
      <style:text-properties officeooo:rsid="001d0ca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Predicting Loan Default In Peer-To-Peer Lending</text:h>
      <text:h text:style-name="P6" text:outline-level="2"><text:bookmark text:name="user-content-capstone-project"/><text:span text:style-name="T40">François Lemoine<text:tab/><text:tab/><text:tab/><text:tab/><text:tab/><text:tab/><text:tab/><text:tab/><text:tab/> <text:s text:c="4"/></text:span><text:span text:style-name="T41">February 4th</text:span><text:span text:style-name="T40">, 2017</text:span><text:span text:style-name="T38"><text:line-break/></text:span><text:bookmark text:name="user-content-i-definition"/><text:span text:style-name="T39">I. Definition</text:span></text:h>
      <text:p text:style-name="P10"><text:span text:style-name="T44">Project Overview</text:span> </text:p>
      <text:p text:style-name="P9"><text:tab/><text:span text:style-name="T56">Loan default prediction is a common problem for various financial companies. This is the case for banks (e.g Morgan Stanley, JPMorgan Chase, Goldman Sachs), credit card companies (e.g. Visa, Mastercard), microcredit banks (e.g. Grameen Bank) or FinTech companies (e.g Lending Club). The lending data for Lending Club is available and we will be using it to make predictions about loan default and whether or not we should lend to a customer.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text:span></text:p>
      <text:p text:style-name="P11"><text:span text:style-name="Emphasis"><text:span text:style-name="T10"><text:tab/></text:span></text:span><text:span text:style-name="Emphasis"><text:span text:style-name="T21">If a model is able to identify </text:span></text:span><text:span text:style-name="Emphasis"><text:span text:style-name="T22">credit-worthy</text:span></text:span><text:span text:style-name="Emphasis"><text:span text:style-name="T21"> customers that were not recognized by </text:span></text:span><text:span text:style-name="Emphasis"><text:span text:style-name="T22">the </text:span></text:span><text:span text:style-name="Emphasis"><text:span text:style-name="T21">traditional FICO credit </text:span></text:span><text:span text:style-name="Emphasis"><text:span text:style-name="T23">score </text:span></text:span><text:span text:style-name="Emphasis"><text:span text:style-name="T21">while minimizing the</text:span></text:span><text:span text:style-name="Emphasis"><text:span text:style-name="T22">ir</text:span></text:span><text:span text:style-name="Emphasis"><text:span text:style-name="T21"> risk of default on the loans, this can become a lucrative niche market or micro-market. </text:span></text:span><text:span text:style-name="Emphasis"><text:span text:style-name="T22">Thus pushing higher the profit margin of the financial institution. </text:span></text:span><text:span text:style-name="Emphasis"><text:span text:style-name="T24">Although, the prospect of more customers seems positive, we need to be careful </text:span></text:span><text:span text:style-name="Emphasis"><text:span text:style-name="T23">of</text:span></text:span><text:span text:style-name="Emphasis"><text:span text:style-name="T24"> not lend</text:span></text:span><text:span text:style-name="Emphasis"><text:span text:style-name="T23">ing</text:span></text:span><text:span text:style-name="Emphasis"><text:span text:style-name="T24"> to people that will default, this would cause a drop in the earlier stated objective. Thus a somewhat conservative approach <text:s/>and rigorous evaluation metric will be kept in mind. The loan default prediction is a problem of binary classification (do we lend or not) and we will be using logistic regression and the random forest algorithm </text:span></text:span><text:span text:style-name="Emphasis"><text:span text:style-name="T23">to build the model</text:span></text:span><text:span text:style-name="Emphasis"><text:span text:style-name="T24">. </text:span></text:span></text:p>
      <text:p text:style-name="P11"><text:span text:style-name="Emphasis"><text:span text:style-name="T10"/></text:span></text:p>
      <text:p text:style-name="P2"><text:bookmark text:name="user-content-metrics"/>Metrics</text:p>
      <text:p text:style-name="P4"><text:span text:style-name="Emphasis"><text:span text:style-name="T26"><text:tab/>The clearest metric is the accurate prediction </text:span></text:span><text:span text:style-name="Emphasis"><text:span text:style-name="T27">loan default</text:span></text:span><text:span text:style-name="Emphasis"><text:span text:style-name="T26">. </text:span></text:span><text:span text:style-name="Emphasis"><text:span text:style-name="T27">The decision that the model takes has <text:s/>consequence as to the profitability of the financial institution putting money on the line. This is why <text:s/></text:span></text:span><text:span text:style-name="T45"><text:s/>work will have to </text:span><text:span text:style-name="T46">be </text:span><text:span text:style-name="T45">do</text:span><text:span text:style-name="T46">ne</text:span><text:span text:style-name="T45"> with the error type (false positive, false negative, true positive and true negative) and this will help guide us to a conservative evaluation of the loan default rate. </text:span><text:span text:style-name="Emphasis"><text:span text:style-name="T6">The best metric to evaluate </text:span></text:span><text:span text:style-name="Emphasis"><text:span text:style-name="T9">the model is</text:span></text:span><text:span text:style-name="Emphasis"><text:span text:style-name="T6"> the accuracy of our algorithm to predict whether or not a </text:span></text:span><text:span text:style-name="Emphasis"><text:span text:style-name="T7">customer</text:span></text:span><text:span text:style-name="Emphasis"><text:span text:style-name="T6"> is likely to </text:span></text:span><text:span text:style-name="Emphasis"><text:span text:style-name="T7">repay the loan</text:span></text:span><text:span text:style-name="Emphasis"><text:span text:style-name="T6">. </text:span></text:span><text:span text:style-name="Emphasis"><text:span text:style-name="T8">We achieve this by training our model on the training dataset and than trying to </text:span></text:span><text:soft-page-break/><text:span text:style-name="Emphasis"><text:span text:style-name="T8">predict – based on the columns value – the </text:span></text:span><text:span text:style-name="Emphasis"><text:span text:style-name="T7">good customers </text:span></text:span><text:span text:style-name="Emphasis"><text:span text:style-name="T8">of the testing set. We can than get an accuracy </text:span></text:span><text:span text:style-name="Emphasis"><text:span text:style-name="T7">and measure if this is practical and realistic. Otherwise, error metric balancing will be handy in recalibrating the model. </text:span></text:span><text:span text:style-name="T46">The need for <text:s/>a</text:span><text:span text:style-name="T47"> conservative evaluation of the default rate </text:span><text:span text:style-name="T46">leads us to a </text:span><text:span text:style-name="T47">benchmark </text:span><text:span text:style-name="T46">with</text:span><text:span text:style-name="T47"> a rate of true positive greater than 70% and a false positive of lesser than 7%. </text:span><text:span text:style-name="T48">That way we can ensure a viable machine learning model </text:span><text:span text:style-name="T49">and predict a higher percentage of defaulters (which we want to avoid to lend to)</text:span><text:span text:style-name="T48">. </text:span><text:span text:style-name="T47"><text:s/></text:span></text:p>
      <text:h text:style-name="P5" text:outline-level="2"><text:bookmark text:name="user-content-ii-analysis"/><text:span text:style-name="T5">II. Analysis</text:span><text:span text:style-name="Emphasis"><text:span text:style-name="T2"> </text:span></text:span></text:h>
      <text:p text:style-name="P36"><text:span text:style-name="T4">Data Exploration</text:span></text:p>
      <text:p text:style-name="P18"><text:span text:style-name="Emphasis"><text:span text:style-name="T35"><text:tab/>The dataset has 42538 rows and 111 columns of different information gathered as part of the first inquiry of the Lending Club. From the data dictionary file provided with the dataset, we can see that many columns are informations about the outcome of the loan repayment. Part of why we picked the data from 2007-2011 is because we are almost certain that the loans have been repaid or defaulted on. This means that we are trying to model future outcomes based on past performance. </text:span></text:span><text:span text:style-name="Emphasis"><text:span text:style-name="T36">Our data exploration has uncovered many empty or almost empty columns and we have removed these columns from the filtered data because it would prove a difficult task to go back and try to answer for each data point for columns that did not seem necessary at the time of the loan application. Although, we can never be sure about what information might or might not be helpful in the future, we must accept that practicality must overcome such possible future use of data. And move forward with what we have at hand. </text:span></text:span><text:span text:style-name="Emphasis"><text:span text:style-name="T28"><text:tab/></text:span></text:span></text:p>
      <text:h text:style-name="P8" text:outline-level="3"><text:bookmark text:name="user-content-exploratory-visualization"/>Exploratory Visualization</text:h>
      <text:p text:style-name="P3">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list xml:id="list646509057510259814" text:style-name="L2">
        <text:list-item>
          <text:p text:style-name="P24"><text:span text:style-name="Emphasis"><text:span text:style-name="T42">Have you visualized a relevant characteristic or feature about the dataset or input data?</text:span></text:span></text:p>
        </text:list-item>
        <text:list-item>
          <text:p text:style-name="P24"><text:span text:style-name="Emphasis"><text:span text:style-name="T42">Is the visualization thoroughly analyzed and discussed?</text:span></text:span></text:p>
        </text:list-item>
        <text:list-item>
          <text:p text:style-name="P24"><text:span text:style-name="Emphasis"><text:span text:style-name="T42">If a plot is provided, are the axes, title, and datum clearly defined?</text:span></text:span></text:p>
        </text:list-item>
      </text:list>
      <text:p text:style-name="P14"><text:soft-page-break/><text:span text:style-name="Emphasis"><text:span text:style-name="T29">In which we visualize our previous exploration.</text:span></text:span></text:p>
      <text:h text:style-name="P8" text:outline-level="3"><text:bookmark text:name="user-content-algorithms-and-techniques"/>Algorithms and Techniques</text:h>
      <text:p text:style-name="P3">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list xml:id="list7044763239167797546" text:style-name="L3">
        <text:list-item>
          <text:p text:style-name="P25"><text:span text:style-name="Emphasis"><text:span text:style-name="T42">Are the algorithms you will use, including any default variables/parameters in the project clearly defined?</text:span></text:span></text:p>
        </text:list-item>
        <text:list-item>
          <text:p text:style-name="P25"><text:span text:style-name="Emphasis"><text:span text:style-name="T42">Are the techniques to be used thoroughly discussed and justified?</text:span></text:span></text:p>
        </text:list-item>
        <text:list-item>
          <text:p text:style-name="P25"><text:span text:style-name="Emphasis"><text:span text:style-name="T42">Is it made clear how the input data or datasets will be handled by the algorithms and techniques chosen?</text:span></text:span></text:p>
        </text:list-item>
      </text:list>
      <text:h text:style-name="P21" text:outline-level="3"><text:bookmark text:name="user-content-benchmark"/>Benchmark</text:h>
      <text:p text:style-name="P15"><text:span text:style-name="Emphasis"><text:span text:style-name="T11"><text:tab/>In the solution statement we talked about the need of a conservative evaluation of the default rate. </text:span></text:span><text:span text:style-name="Emphasis"><text:span text:style-name="T12">We must also keep in mind that t</text:span></text:span><text:span text:style-name="Emphasis"><text:span text:style-name="T13">here is a strong imbalance with the target category of loan repayment in the dataset, </text:span></text:span><text:span text:style-name="Emphasis"><text:span text:style-name="T14">because</text:span></text:span><text:span text:style-name="Emphasis"><text:span text:style-name="T13"> about </text:span></text:span><text:span text:style-name="Emphasis"><text:span text:style-name="T12">6 out of 7</text:span></text:span><text:span text:style-name="Emphasis"><text:span text:style-name="T13"> loans are repaid. </text:span></text:span><text:span text:style-name="Emphasis"><text:span text:style-name="T15">Meaning that we could lend money </text:span></text:span><text:span text:style-name="Emphasis"><text:span text:style-name="T12">all </text:span></text:span><text:span text:style-name="Emphasis"><text:span text:style-name="T15">the time </text:span></text:span><text:span text:style-name="Emphasis"><text:span text:style-name="T12">(always predict</text:span></text:span><text:span text:style-name="Emphasis"><text:span text:style-name="T14">ing</text:span></text:span><text:span text:style-name="Emphasis"><text:span text:style-name="T12"> that the borrower would repay) </text:span></text:span><text:span text:style-name="Emphasis"><text:span text:style-name="T15">and be right</text:span></text:span><text:span text:style-name="Emphasis"><text:span text:style-name="T12"> about 85.71% of the time that the loan would be repaid</text:span></text:span><text:span text:style-name="Emphasis"><text:span text:style-name="T15">, but that would mean that the model would </text:span></text:span><text:span text:style-name="Emphasis"><text:span text:style-name="T12">not be </text:span></text:span><text:span text:style-name="Emphasis"><text:span text:style-name="T15">profitable.</text:span></text:span><text:span text:style-name="Emphasis"><text:span text:style-name="T13"> </text:span></text:span><text:span text:style-name="Emphasis"><text:span text:style-name="T12">Say we lend $1000 at 10% interest, we would expect a return of $100 on each loan. But if we run the experiment 7 times, we would earn $600 (6 x $100) and lose $1000 (the defaulter), we are left with a $400 loss. </text:span></text:span><text:span text:style-name="Emphasis"><text:span text:style-name="T16">H</text:span></text:span><text:span text:style-name="Emphasis"><text:span text:style-name="T12">ardly a profitable enterprise. </text:span></text:span><text:span text:style-name="Emphasis"><text:span text:style-name="T15">The benchmark needs to encompass </text:span></text:span><text:span text:style-name="Emphasis"><text:span text:style-name="T14">the weight of the defaulter and</text:span></text:span><text:span text:style-name="Emphasis"><text:span text:style-name="T15"> the optimization </text:span></text:span><text:span text:style-name="Emphasis"><text:span text:style-name="T17">between</text:span></text:span><text:span text:style-name="Emphasis"><text:span text:style-name="T15"> </text:span></text:span><text:span text:style-name="Emphasis"><text:span text:style-name="T14">the </text:span></text:span><text:span text:style-name="Emphasis"><text:span text:style-name="T15">true positive </text:span></text:span><text:span text:style-name="Emphasis"><text:span text:style-name="T14">rate (good borrowers</text:span></text:span><text:span text:style-name="Emphasis"><text:span text:style-name="T15">) </text:span></text:span><text:span text:style-name="Emphasis"><text:span text:style-name="T17">and </text:span></text:span><text:span text:style-name="Emphasis"><text:span text:style-name="T14">the false positive rate </text:span></text:span><text:span text:style-name="Emphasis"><text:span text:style-name="T17">(</text:span></text:span><text:span text:style-name="Emphasis"><text:span text:style-name="T14">bad borrowers</text:span></text:span><text:span text:style-name="Emphasis"><text:span text:style-name="T17">). This implies that we</text:span></text:span><text:span text:style-name="Emphasis"><text:span text:style-name="T15"> </text:span></text:span><text:span text:style-name="Emphasis"><text:span text:style-name="T17">need</text:span></text:span><text:span text:style-name="Emphasis"><text:span text:style-name="T18"> </text:span></text:span><text:span text:style-name="Emphasis"><text:span text:style-name="T17">to </text:span></text:span><text:span text:style-name="Emphasis"><text:span text:style-name="T18">ensure a viable machine learning model </text:span></text:span><text:span text:style-name="Emphasis"><text:span text:style-name="T19">and predict a higher percentage of </text:span></text:span><text:span text:style-name="Emphasis"><text:span text:style-name="T14">potential </text:span></text:span><text:span text:style-name="Emphasis"><text:span text:style-name="T19">defaulters </text:span></text:span><text:span text:style-name="Emphasis"><text:span text:style-name="T14">in order to avoid lending to them</text:span></text:span><text:span text:style-name="Emphasis"><text:span text:style-name="T18">. </text:span></text:span><text:span text:style-name="Emphasis"><text:span text:style-name="T20">The benchmark must beat the 85.71% average loan repayment. </text:span></text:span><text:span text:style-name="Emphasis"><text:span text:style-name="T17">Although “money </text:span></text:span><text:span text:style-name="Emphasis"><text:span text:style-name="T14">is </text:span></text:span><text:span text:style-name="Emphasis"><text:span text:style-name="T17">left on the table”, a conservative investor would prefer a steady return on her investment </text:span></text:span><text:span text:style-name="Emphasis"><text:span text:style-name="T20">than suffer the 1 in 7 loss</text:span></text:span><text:span text:style-name="Emphasis"><text:span text:style-name="T17">. </text:span></text:span></text:p>
      <text:h text:style-name="P20" text:outline-level="2"><text:bookmark text:name="user-content-iii-methodology"/>III. Methodology</text:h>
      <text:p text:style-name="P1"><text:span text:style-name="Emphasis"><text:span text:style-name="T42">(approx. 3-5 pages)</text:span></text:span></text:p>
      <text:h text:style-name="P8" text:outline-level="3"><text:bookmark text:name="user-content-data-preprocessing"/><text:soft-page-break/>Data Preprocessing</text:h>
      <text:p text:style-name="P3">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list xml:id="list2780601029974319052" text:style-name="L4">
        <text:list-item>
          <text:p text:style-name="P26"><text:span text:style-name="Emphasis"><text:span text:style-name="T42">If the algorithms chosen require preprocessing steps like feature selection or feature transformations, have they been properly documented?</text:span></text:span></text:p>
        </text:list-item>
        <text:list-item>
          <text:p text:style-name="P26"><text:span text:style-name="Emphasis"><text:span text:style-name="T42">Based on the </text:span></text:span><text:span text:style-name="Emphasis"><text:span text:style-name="Strong_20_Emphasis"><text:span text:style-name="T43">Data Exploration</text:span></text:span></text:span><text:span text:style-name="Emphasis"><text:span text:style-name="T42"> section, if there were abnormalities or characteristics that needed to be addressed, have they been properly corrected?</text:span></text:span></text:p>
        </text:list-item>
        <text:list-item>
          <text:p text:style-name="P26"><text:span text:style-name="Emphasis"><text:span text:style-name="T42">If no preprocessing is needed, has it been made clear why?</text:span></text:span></text:p>
        </text:list-item>
      </text:list>
      <text:p text:style-name="P16"><text:span text:style-name="Emphasis"><text:span text:style-name="T50"><text:tab/>We removed columns where more than 50% of the values where empty because these values cannot be filled in any meaningful ways. We analyzed the 52 remaining columns with the data dictionary provided by Lending Club. From this, we worked in 4 steps, by analyzing 13 features at each step and trying to figure out whether they were </text:span></text:span><text:span text:style-name="Emphasis"><text:span text:style-name="T51">valuable</text:span></text:span><text:span text:style-name="Emphasis"><text:span text:style-name="T50"> information about the customer. We also had to deal with “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text:span></text:span></text:p>
      <text:p text:style-name="P16"><text:span text:style-name="Emphasis"><text:span text:style-name="T50"><text:tab/>A </text:span></text:span><text:span text:style-name="Emphasis"><text:span text:style-name="T52">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span text:style-name="Emphasis"><text:span text:style-name="T53">Another part of the preprocessing is the removal of rows with missing values, we had to remove a little more than 700 rows because the informations of the application were incomplete. A</text:span></text:span><text:span text:style-name="Emphasis"><text:span text:style-name="T54">s we explored the dataset, we saw </text:span></text:span><text:span text:style-name="Emphasis"><text:span text:style-name="T55">different data types, and we had to convert – for example – the ‘object’ data because it cannot be processed by the machine learning algorithms of scikit-learn.</text:span></text:span><text:span text:style-name="Emphasis"><text:span text:style-name="T52"> <text:s text:c="2"/></text:span></text:span><text:span text:style-name="Emphasis"><text:span text:style-name="T50"><text:s/></text:span></text:span></text:p>
      <text:h text:style-name="P22" text:outline-level="3">Implementation</text:h>
      <text:p text:style-name="P3">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list xml:id="list1742812530790332882" text:style-name="L5">
        <text:list-item>
          <text:p text:style-name="P27"><text:soft-page-break/><text:span text:style-name="Emphasis"><text:span text:style-name="T42">Is it made clear how the algorithms and techniques were implemented with the given datasets or input data?</text:span></text:span></text:p>
        </text:list-item>
        <text:list-item>
          <text:p text:style-name="P27"><text:span text:style-name="Emphasis"><text:span text:style-name="T42">Were there any complications with the original metrics or techniques that required changing prior to acquiring a solution?</text:span></text:span></text:p>
        </text:list-item>
        <text:list-item>
          <text:p text:style-name="P27"><text:span text:style-name="Emphasis"><text:span text:style-name="T42">Was there any part of the coding process (e.g., writing complicated functions) that should be documented?</text:span></text:span></text:p>
        </text:list-item>
      </text:list>
      <text:h text:style-name="P8" text:outline-level="3"><text:bookmark text:name="user-content-refinement"/>Refinement</text:h>
      <text:p text:style-name="P3">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list xml:id="list2706285609174101234" text:style-name="L6">
        <text:list-item>
          <text:p text:style-name="P28"><text:span text:style-name="Emphasis"><text:span text:style-name="T42">Has an initial solution been found and clearly reported?</text:span></text:span></text:p>
        </text:list-item>
        <text:list-item>
          <text:p text:style-name="P28"><text:span text:style-name="Emphasis"><text:span text:style-name="T42">Is the process of improvement clearly documented, such as what techniques were used?</text:span></text:span></text:p>
        </text:list-item>
        <text:list-item>
          <text:p text:style-name="P28"><text:span text:style-name="Emphasis"><text:span text:style-name="T42">Are intermediate and final solutions clearly reported as the process is improved?</text:span></text:span></text:p>
        </text:list-item>
      </text:list>
      <text:h text:style-name="P7" text:outline-level="2"><text:bookmark text:name="user-content-iv-results"/>IV. Results</text:h>
      <text:p text:style-name="P1"><text:span text:style-name="Emphasis"><text:span text:style-name="T42">(approx. 2-3 pages)</text:span></text:span></text:p>
      <text:h text:style-name="P8" text:outline-level="3"><text:bookmark text:name="user-content-model-evaluation-and-validation"/>Model Evaluation and Validation</text:h>
      <text:p text:style-name="P3">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3358265595520271584" text:style-name="L7">
        <text:list-item>
          <text:p text:style-name="P29"><text:span text:style-name="Emphasis"><text:span text:style-name="T42">Is the final model reasonable and aligning with solution expectations? Are the final parameters of the model appropriate?</text:span></text:span></text:p>
        </text:list-item>
        <text:list-item>
          <text:p text:style-name="P29"><text:span text:style-name="Emphasis"><text:span text:style-name="T42">Has the final model been tested with various inputs to evaluate whether the model generalizes well to unseen data?</text:span></text:span></text:p>
        </text:list-item>
        <text:list-item>
          <text:p text:style-name="P29"><text:soft-page-break/><text:span text:style-name="Emphasis"><text:span text:style-name="T42">Is the model robust enough for the problem? Do small perturbations (changes) in training data or the input space greatly affect the results?</text:span></text:span></text:p>
        </text:list-item>
        <text:list-item>
          <text:p text:style-name="P29"><text:span text:style-name="Emphasis"><text:span text:style-name="T42">Can results found from the model be trusted?</text:span></text:span></text:p>
        </text:list-item>
      </text:list>
      <text:h text:style-name="P8" text:outline-level="3"><text:bookmark text:name="user-content-justification"/>Justification</text:h>
      <text:p text:style-name="P3">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5945764933477213003" text:style-name="L8">
        <text:list-item>
          <text:p text:style-name="P30"><text:span text:style-name="Emphasis"><text:span text:style-name="T42">Are the final results found stronger than the benchmark result reported earlier?</text:span></text:span></text:p>
        </text:list-item>
        <text:list-item>
          <text:p text:style-name="P30"><text:span text:style-name="Emphasis"><text:span text:style-name="T42">Have you thoroughly analyzed and discussed the final solution?</text:span></text:span></text:p>
        </text:list-item>
        <text:list-item>
          <text:p text:style-name="P30"><text:span text:style-name="Emphasis"><text:span text:style-name="T42">Is the final solution significant enough to have solved the problem?</text:span></text:span></text:p>
        </text:list-item>
      </text:list>
      <text:h text:style-name="P7" text:outline-level="2"><text:bookmark text:name="user-content-v-conclusion"/>V. Conclusion</text:h>
      <text:p text:style-name="P1"><text:span text:style-name="Emphasis"><text:span text:style-name="T42">(approx. 1-2 pages)</text:span></text:span></text:p>
      <text:h text:style-name="P8" text:outline-level="3"><text:bookmark text:name="user-content-free-form-visualization"/>Free-Form Visualization</text:h>
      <text:p text:style-name="P3">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list xml:id="list2989406640935795286" text:style-name="L9">
        <text:list-item>
          <text:p text:style-name="P31"><text:span text:style-name="Emphasis"><text:span text:style-name="T42">Have you visualized a relevant or important quality about the problem, dataset, input data, or results?</text:span></text:span></text:p>
        </text:list-item>
        <text:list-item>
          <text:p text:style-name="P31"><text:span text:style-name="Emphasis"><text:span text:style-name="T42">Is the visualization thoroughly analyzed and discussed?</text:span></text:span></text:p>
        </text:list-item>
        <text:list-item>
          <text:p text:style-name="P31"><text:span text:style-name="Emphasis"><text:span text:style-name="T42">If a plot is provided, are the axes, title, and datum clearly defined?</text:span></text:span></text:p>
        </text:list-item>
      </text:list>
      <text:h text:style-name="P23" text:outline-level="3"><text:bookmark text:name="user-content-reflection"/><text:soft-page-break/><text:span text:style-name="T37">Reflection</text:span></text:h>
      <text:list xml:id="list3018650865231519982" text:style-name="L10">
        <text:list-item>
          <text:p text:style-name="P32"><text:span text:style-name="Emphasis"><text:span text:style-name="T42">Does the final model and solution fit your expectations for the problem, and should it be used in a general setting to solve these types of problems?</text:span></text:span></text:p>
        </text:list-item>
      </text:list>
      <text:p text:style-name="P35"><text:span text:style-name="Emphasis"><text:span text:style-name="T25"><text:tab/></text:span></text:span><text:span text:style-name="Emphasis"><text:span text:style-name="T30">The end-to-end process of building a machine learning model is a rigorous process of data analysis, </text:span></text:span><text:span text:style-name="Emphasis"><text:span text:style-name="T31">data cleaning, data processing and machine learning algorithms fitting</text:span></text:span><text:span text:style-name="Emphasis"><text:span text:style-name="T30">. </text:span></text:span><text:span text:style-name="Emphasis"><text:span text:style-name="T32">One </text:span></text:span><text:span text:style-name="Emphasis"><text:span text:style-name="T33">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model or a better product. </text:span></text:span><text:span text:style-name="Emphasis"><text:span text:style-name="T34">The part that was the most enjoyable was the machine learning fitting, because it shows how far we have come from a messy ‘.csv’ file.</text:span></text:span><text:span text:style-name="Emphasis"><text:span text:style-name="T33"> </text:span></text:span></text:p>
      <text:h text:style-name="P8" text:outline-level="3"><text:bookmark text:name="user-content-improvement"/>Improvement</text:h>
      <text:p text:style-name="P3">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1483605751736220375" text:style-name="L11">
        <text:list-item>
          <text:p text:style-name="P33"><text:span text:style-name="Emphasis"><text:span text:style-name="T42">Are there further improvements that could be made on the algorithms or techniques you used in this project?</text:span></text:span></text:p>
        </text:list-item>
        <text:list-item>
          <text:p text:style-name="P33"><text:span text:style-name="Emphasis"><text:span text:style-name="T42">Were there algorithms or techniques you researched that you did not know how to implement, but would consider using if you knew how?</text:span></text:span></text:p>
        </text:list-item>
        <text:list-item>
          <text:p text:style-name="P34"><text:span text:style-name="Emphasis"><text:span text:style-name="T42">If you used your final solution as the new benchmark, do you think an even better solution exists?</text:span></text:span></text:p>
        </text:list-item>
      </text:list>
      <text:p text:style-name="P13"><text:span text:style-name="Emphasis"><text:span text:style-name="T1"/></text:span></text:p>
      <text:p text:style-name="P12"><text:span text:style-name="Emphasis"><text:span text:style-name="T3">References </text:span></text:span></text:p>
      <text:p text:style-name="P12"><text:span text:style-name="Emphasis"><text:span text:style-name="T1">Lending Club</text:span></text:span></text:p>
      <text:p text:style-name="P12"><text:soft-page-break/><text:span text:style-name="Emphasis"><text:span text:style-name="T1">Wikipedia</text:span></text:span></text:p>
      <text:p text:style-name="P12"><text:span text:style-name="Emphasis"><text:span text:style-name="T1">Dataquest</text:span></text:span></text:p>
      <text:p text:style-name="P12"><text:span text:style-name="Emphasis"><text:span text:style-name="T1">Python Machine Learning Raschk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03T13:03:23.595564728</dc:date>
    <meta:editing-duration>PT15H12M43S</meta:editing-duration>
    <meta:editing-cycles>28</meta:editing-cycles>
    <meta:generator>LibreOffice/5.1.4.2$Linux_X86_64 LibreOffice_project/10m0$Build-2</meta:generator>
    <meta:document-statistic meta:table-count="0" meta:image-count="0" meta:object-count="0" meta:page-count="8" meta:paragraph-count="75" meta:word-count="2328" meta:character-count="13981" meta:non-whitespace-character-count="11711"/>
  </office:meta>
</office:document-meta>
</file>